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4.568cm"/>
    </style:style>
    <style:style style:name="co11" style:family="table-column">
      <style:table-column-properties fo:break-before="auto" style:column-width="5.874cm"/>
    </style:style>
    <style:style style:name="co12" style:family="table-column">
      <style:table-column-properties fo:break-before="auto" style:column-width="0.829cm"/>
    </style:style>
    <style:style style:name="co13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ieg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4">
      <style:table-cell-properties style:vertical-align="middl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cccccc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 style:data-style-name="N100">
      <style:table-cell-properties fo:background-color="#c0c0c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c0c0c0" style:diagonal-bl-tr="none" style:diagonal-tl-br="none" style:text-align-source="value-type" style:repeat-content="false" fo:wrap-option="no-wrap" fo:border-left="none" fo:padding="0.035cm" fo:border-right="0.06pt solid #e6e6e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ackground-color="#c0c0c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4">
      <style:table-cell-properties style:vertical-align="middle"/>
      <style:text-properties style:font-name="Liberation Sans" fo:font-size="11pt" style:font-size-asian="11pt" style:font-size-complex="11pt"/>
    </style:style>
    <style:style style:name="ce15" style:family="table-cell" style:parent-style-name="Default" style:data-style-name="N11"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104">
      <style:table-cell-properties fo:background-color="#cccccc"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0">
      <style:table-cell-properties fo:border-bottom="0.06pt solid #999999" fo:background-color="#c0c0c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4">
      <style:table-cell-properties fo:border-bottom="0.06pt solid #e6e6e6" fo:background-color="#c0c0c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4">
      <style:table-cell-properties fo:border-bottom="none" fo:background-color="#c0c0c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999999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4">
      <style:text-properties style:font-name="Liberation Sans" fo:font-size="11pt" style:font-size-asian="11pt" style:font-size-complex="11pt"/>
    </style:style>
  </office:automatic-styles>
  <office:body>
    <office:spreadsheet>
      <table:table table:name="DATO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Capital Inicial</text:p>
          </table:table-cell>
          <table:table-cell table:style-name="ce5" office:value-type="currency" office:currency="EUR" office:value="25000" calcext:value-type="currency">
            <text:p>25.000,00 €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rés Anual</text:p>
          </table:table-cell>
          <table:table-cell table:style-name="ce6" office:value-type="percentage" office:value="0.075" calcext:value-type="percentage">
            <text:p>7,5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z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uota mensual</text:p>
          </table:table-cell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Cuota mensual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Intereses</text:p>
          </table:table-cell>
          <table:table-cell table:style-name="ce4" office:value-type="string" calcext:value-type="string">
            <text:p>Pendiente Amortiza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CIÓN" table:style-name="ta2" table:print="false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6" table:number-columns-repeated="1016" table:default-cell-style-name="ce9"/>
        <table:table-row table:style-name="ro3">
          <table:table-cell table:style-name="ce8" office:value-type="string" calcext:value-type="string">
            <text:p>Capital Inicial</text:p>
          </table:table-cell>
          <table:table-cell table:style-name="ce14" office:value-type="currency" office:currency="EUR" office:value="25000" calcext:value-type="currency">
            <text:p>25.000,00 €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 table:style-name="ce8" office:value-type="string" calcext:value-type="string">
            <text:p>Interés Anual</text:p>
          </table:table-cell>
          <table:table-cell table:style-name="ce15" office:value-type="percentage" office:value="0.075" calcext:value-type="percentage">
            <text:p>7,50%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 table:style-name="ce8" office:value-type="string" calcext:value-type="string">
            <text:p>Plaz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2">
          <table:table-cell table:style-name="ce10" office:value-type="string" calcext:value-type="string">
            <text:p>Cuota mensual</text:p>
          </table:table-cell>
          <table:table-cell table:style-name="ce16" table:formula="of:=PMT([.B3]/12;[.B5]*12;-[.B1])" office:value-type="currency" office:currency="EUR" office:value="1124.98981629061" calcext:value-type="currency">
            <text:p>1.124,99 €</text:p>
          </table:table-cell>
          <table:table-cell table:number-columns-repeated="1021"/>
        </table:table-row>
        <table:table-row table:style-name="ro3">
          <table:table-cell table:number-columns-repeated="1023"/>
        </table:table-row>
        <table:table-row table:style-name="ro3">
          <table:table-cell table:style-name="ce11" office:value-type="string" calcext:value-type="string">
            <text:p>Mes</text:p>
          </table:table-cell>
          <table:table-cell table:style-name="ce17" office:value-type="string" calcext:value-type="string">
            <text:p>Cuota mensual</text:p>
          </table:table-cell>
          <table:table-cell table:style-name="ce17" office:value-type="string" calcext:value-type="string">
            <text:p>Capital</text:p>
          </table:table-cell>
          <table:table-cell table:style-name="ce17" office:value-type="string" calcext:value-type="string">
            <text:p>Intereses</text:p>
          </table:table-cell>
          <table:table-cell table:style-name="ce17" office:value-type="string" calcext:value-type="string">
            <text:p>Pendiente Amortizar</text:p>
          </table:table-cell>
          <table:table-cell table:number-columns-repeated="1018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0];[.$B$5]*12;-[.$B$1]; ; )" office:value-type="currency" office:currency="EUR" office:value="968.739816290613" calcext:value-type="currency">
            <text:p>968,74 €</text:p>
          </table:table-cell>
          <table:table-cell table:style-name="ce18" table:formula="of:=IPMT([.$B$3]/12;[.A10];[.$B$5]*12;-[.$B$1])" office:value-type="currency" office:currency="EUR" office:value="156.25" calcext:value-type="currency">
            <text:p>156,25 €</text:p>
          </table:table-cell>
          <table:table-cell table:style-name="ce18" table:formula="of:=FV([.$B$3]/12;[.A10];[.B10];-[.$B$1])" office:value-type="currency" office:currency="EUR" office:value="24031.2601837094" calcext:value-type="currency">
            <text:p>24.031,26 €</text:p>
          </table:table-cell>
          <table:table-cell/>
          <table:table-cell table:style-name="ce18" table:formula="of:=[.$B$1]-SUM([.$C$10:.C10])" office:value-type="currency" office:currency="EUR" office:value="24031.2601837094" calcext:value-type="currency">
            <text:p>24.031,26 €</text:p>
          </table:table-cell>
          <table:table-cell table:style-name="ce20" table:formula="of:=[.B1]-[.C10]" office:value-type="currency" office:currency="EUR" office:value="24031.2601837094" calcext:value-type="currency">
            <text:p>24.031,26 €</text:p>
          </table:table-cell>
          <table:table-cell table:number-columns-repeated="1015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1];[.$B$5]*12;-[.$B$1])" office:value-type="currency" office:currency="EUR" office:value="974.79444014243" calcext:value-type="currency">
            <text:p>974,79 €</text:p>
          </table:table-cell>
          <table:table-cell table:style-name="ce18" table:formula="of:=IPMT([.$B$3]/12;[.A11];[.$B$5]*12;-[.$B$1])" office:value-type="currency" office:currency="EUR" office:value="150.195376148184" calcext:value-type="currency">
            <text:p>150,20 €</text:p>
          </table:table-cell>
          <table:table-cell table:style-name="ce18" table:formula="of:=FV([.$B$3]/12;[.A11];[.B11];-[.$B$1])" office:value-type="currency" office:currency="EUR" office:value="23056.4657435669" calcext:value-type="currency">
            <text:p>23.056,47 €</text:p>
          </table:table-cell>
          <table:table-cell/>
          <table:table-cell table:style-name="ce18" table:formula="of:=[.$B$1]-SUM([.$C$10:.C11])" office:value-type="currency" office:currency="EUR" office:value="23056.465743567" calcext:value-type="currency">
            <text:p>23.056,47 €</text:p>
          </table:table-cell>
          <table:table-cell table:style-name="ce20" table:formula="of:=[.G10]-[.C11]" office:value-type="currency" office:currency="EUR" office:value="23056.465743567" calcext:value-type="currency">
            <text:p>23.056,47 €</text:p>
          </table:table-cell>
          <table:table-cell table:number-columns-repeated="1015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2];[.$B$5]*12;-[.$B$1])" office:value-type="currency" office:currency="EUR" office:value="980.88690539332" calcext:value-type="currency">
            <text:p>980,89 €</text:p>
          </table:table-cell>
          <table:table-cell table:style-name="ce18" table:formula="of:=IPMT([.$B$3]/12;[.A12];[.$B$5]*12;-[.$B$1])" office:value-type="currency" office:currency="EUR" office:value="144.102910897293" calcext:value-type="currency">
            <text:p>144,10 €</text:p>
          </table:table-cell>
          <table:table-cell table:style-name="ce18" table:formula="of:=FV([.$B$3]/12;[.A12];[.B12];-[.$B$1])" office:value-type="currency" office:currency="EUR" office:value="22075.5788381736" calcext:value-type="currency">
            <text:p>22.075,58 €</text:p>
          </table:table-cell>
          <table:table-cell/>
          <table:table-cell table:style-name="ce18" table:formula="of:=[.$B$1]-SUM([.$C$10:.C12])" office:value-type="currency" office:currency="EUR" office:value="22075.5788381736" calcext:value-type="currency">
            <text:p>22.075,58 €</text:p>
          </table:table-cell>
          <table:table-cell table:style-name="ce20" table:formula="of:=[.G11]-[.C12]" office:value-type="currency" office:currency="EUR" office:value="22075.5788381736" calcext:value-type="currency">
            <text:p>22.075,58 €</text:p>
          </table:table-cell>
          <table:table-cell table:number-columns-repeated="1015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3];[.$B$5]*12;-[.$B$1])" office:value-type="currency" office:currency="EUR" office:value="987.017448552028" calcext:value-type="currency">
            <text:p>987,02 €</text:p>
          </table:table-cell>
          <table:table-cell table:style-name="ce18" table:formula="of:=IPMT([.$B$3]/12;[.A13];[.$B$5]*12;-[.$B$1])" office:value-type="currency" office:currency="EUR" office:value="137.972367738585" calcext:value-type="currency">
            <text:p>137,97 €</text:p>
          </table:table-cell>
          <table:table-cell table:style-name="ce18" table:formula="of:=FV([.$B$3]/12;[.A13];[.B13];-[.$B$1])" office:value-type="currency" office:currency="EUR" office:value="21088.5613896215" calcext:value-type="currency">
            <text:p>21.088,56 €</text:p>
          </table:table-cell>
          <table:table-cell/>
          <table:table-cell table:style-name="ce18" table:formula="of:=[.$B$1]-SUM([.$C$10:.C13])" office:value-type="currency" office:currency="EUR" office:value="21088.5613896216" calcext:value-type="currency">
            <text:p>21.088,56 €</text:p>
          </table:table-cell>
          <table:table-cell table:style-name="ce20" table:formula="of:=[.G12]-[.C13]" office:value-type="currency" office:currency="EUR" office:value="21088.5613896216" calcext:value-type="currency">
            <text:p>21.088,56 €</text:p>
          </table:table-cell>
          <table:table-cell table:number-columns-repeated="1015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4];[.$B$5]*12;-[.$B$1])" office:value-type="currency" office:currency="EUR" office:value="993.186307605479" calcext:value-type="currency">
            <text:p>993,19 €</text:p>
          </table:table-cell>
          <table:table-cell table:style-name="ce18" table:formula="of:=IPMT([.$B$3]/12;[.A14];[.$B$5]*12;-[.$B$1])" office:value-type="currency" office:currency="EUR" office:value="131.803508685135" calcext:value-type="currency">
            <text:p>131,80 €</text:p>
          </table:table-cell>
          <table:table-cell table:style-name="ce18" table:formula="of:=FV([.$B$3]/12;[.A14];[.B14];-[.$B$1])" office:value-type="currency" office:currency="EUR" office:value="20095.3750820161" calcext:value-type="currency">
            <text:p>20.095,38 €</text:p>
          </table:table-cell>
          <table:table-cell/>
          <table:table-cell table:style-name="ce18" table:formula="of:=[.$B$1]-SUM([.$C$10:.C14])" office:value-type="currency" office:currency="EUR" office:value="20095.3750820161" calcext:value-type="currency">
            <text:p>20.095,38 €</text:p>
          </table:table-cell>
          <table:table-cell table:style-name="ce20" table:formula="of:=[.G13]-[.C14]" office:value-type="currency" office:currency="EUR" office:value="20095.3750820161" calcext:value-type="currency">
            <text:p>20.095,38 €</text:p>
          </table:table-cell>
          <table:table-cell table:number-columns-repeated="1015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5];[.$B$5]*12;-[.$B$1])" office:value-type="currency" office:currency="EUR" office:value="999.393722028013" calcext:value-type="currency">
            <text:p>999,39 €</text:p>
          </table:table-cell>
          <table:table-cell table:style-name="ce18" table:formula="of:=IPMT([.$B$3]/12;[.A15];[.$B$5]*12;-[.$B$1])" office:value-type="currency" office:currency="EUR" office:value="125.5960942626" calcext:value-type="currency">
            <text:p>125,60 €</text:p>
          </table:table-cell>
          <table:table-cell table:style-name="ce18" table:formula="of:=FV([.$B$3]/12;[.A15];[.B15];-[.$B$1])" office:value-type="currency" office:currency="EUR" office:value="19095.981359988" calcext:value-type="currency">
            <text:p>19.095,98 €</text:p>
          </table:table-cell>
          <table:table-cell/>
          <table:table-cell table:style-name="ce18" table:formula="of:=[.$B$1]-SUM([.$C$10:.C15])" office:value-type="currency" office:currency="EUR" office:value="19095.9813599881" calcext:value-type="currency">
            <text:p>19.095,98 €</text:p>
          </table:table-cell>
          <table:table-cell table:style-name="ce20" table:formula="of:=[.G14]-[.C15]" office:value-type="currency" office:currency="EUR" office:value="19095.9813599881" calcext:value-type="currency">
            <text:p>19.095,98 €</text:p>
          </table:table-cell>
          <table:table-cell table:number-columns-repeated="1015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6];[.$B$5]*12;-[.$B$1])" office:value-type="currency" office:currency="EUR" office:value="1005.63993279069" calcext:value-type="currency">
            <text:p>1.005,64 €</text:p>
          </table:table-cell>
          <table:table-cell table:style-name="ce18" table:formula="of:=IPMT([.$B$3]/12;[.A16];[.$B$5]*12;-[.$B$1])" office:value-type="currency" office:currency="EUR" office:value="119.349883499925" calcext:value-type="currency">
            <text:p>119,35 €</text:p>
          </table:table-cell>
          <table:table-cell table:style-name="ce18" table:formula="of:=FV([.$B$3]/12;[.A16];[.B16];-[.$B$1])" office:value-type="currency" office:currency="EUR" office:value="18090.3414271973" calcext:value-type="currency">
            <text:p>18.090,34 €</text:p>
          </table:table-cell>
          <table:table-cell/>
          <table:table-cell table:style-name="ce18" table:formula="of:=[.$B$1]-SUM([.$C$10:.C16])" office:value-type="currency" office:currency="EUR" office:value="18090.3414271974" calcext:value-type="currency">
            <text:p>18.090,34 €</text:p>
          </table:table-cell>
          <table:table-cell table:style-name="ce20" table:formula="of:=[.G15]-[.C16]" office:value-type="currency" office:currency="EUR" office:value="18090.3414271974" calcext:value-type="currency">
            <text:p>18.090,34 €</text:p>
          </table:table-cell>
          <table:table-cell table:number-columns-repeated="1015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7];[.$B$5]*12;-[.$B$1])" office:value-type="currency" office:currency="EUR" office:value="1011.92518237063" calcext:value-type="currency">
            <text:p>1.011,93 €</text:p>
          </table:table-cell>
          <table:table-cell table:style-name="ce18" table:formula="of:=IPMT([.$B$3]/12;[.A17];[.$B$5]*12;-[.$B$1])" office:value-type="currency" office:currency="EUR" office:value="113.064633919983" calcext:value-type="currency">
            <text:p>113,06 €</text:p>
          </table:table-cell>
          <table:table-cell table:style-name="ce18" table:formula="of:=FV([.$B$3]/12;[.A17];[.B17];-[.$B$1])" office:value-type="currency" office:currency="EUR" office:value="17078.4162448267" calcext:value-type="currency">
            <text:p>17.078,42 €</text:p>
          </table:table-cell>
          <table:table-cell/>
          <table:table-cell table:style-name="ce18" table:formula="of:=[.$B$1]-SUM([.$C$10:.C17])" office:value-type="currency" office:currency="EUR" office:value="17078.4162448268" calcext:value-type="currency">
            <text:p>17.078,42 €</text:p>
          </table:table-cell>
          <table:table-cell table:style-name="ce20" table:formula="of:=[.G16]-[.C17]" office:value-type="currency" office:currency="EUR" office:value="17078.4162448268" calcext:value-type="currency">
            <text:p>17.078,42 €</text:p>
          </table:table-cell>
          <table:table-cell table:number-columns-repeated="1015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8];[.$B$5]*12;-[.$B$1])" office:value-type="currency" office:currency="EUR" office:value="1018.24971476045" calcext:value-type="currency">
            <text:p>1.018,25 €</text:p>
          </table:table-cell>
          <table:table-cell table:style-name="ce18" table:formula="of:=IPMT([.$B$3]/12;[.A18];[.$B$5]*12;-[.$B$1])" office:value-type="currency" office:currency="EUR" office:value="106.740101530167" calcext:value-type="currency">
            <text:p>106,74 €</text:p>
          </table:table-cell>
          <table:table-cell table:style-name="ce18" table:formula="of:=FV([.$B$3]/12;[.A18];[.B18];-[.$B$1])" office:value-type="currency" office:currency="EUR" office:value="16060.1665300662" calcext:value-type="currency">
            <text:p>16.060,17 €</text:p>
          </table:table-cell>
          <table:table-cell/>
          <table:table-cell table:style-name="ce18" table:formula="of:=[.$B$1]-SUM([.$C$10:.C18])" office:value-type="currency" office:currency="EUR" office:value="16060.1665300664" calcext:value-type="currency">
            <text:p>16.060,17 €</text:p>
          </table:table-cell>
          <table:table-cell table:style-name="ce20" table:formula="of:=[.G17]-[.C18]" office:value-type="currency" office:currency="EUR" office:value="16060.1665300664" calcext:value-type="currency">
            <text:p>16.060,17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19];[.$B$5]*12;-[.$B$1])" office:value-type="currency" office:currency="EUR" office:value="1024.6137754777" calcext:value-type="currency">
            <text:p>1.024,61 €</text:p>
          </table:table-cell>
          <table:table-cell table:style-name="ce18" table:formula="of:=IPMT([.$B$3]/12;[.A19];[.$B$5]*12;-[.$B$1])" office:value-type="currency" office:currency="EUR" office:value="100.376040812914" calcext:value-type="currency">
            <text:p>100,38 €</text:p>
          </table:table-cell>
          <table:table-cell table:style-name="ce18" table:formula="of:=FV([.$B$3]/12;[.A19];[.B19];-[.$B$1])" office:value-type="currency" office:currency="EUR" office:value="15035.5527545885" calcext:value-type="currency">
            <text:p>15.035,55 €</text:p>
          </table:table-cell>
          <table:table-cell/>
          <table:table-cell table:style-name="ce18" table:formula="of:=[.$B$1]-SUM([.$C$10:.C19])" office:value-type="currency" office:currency="EUR" office:value="15035.5527545887" calcext:value-type="currency">
            <text:p>15.035,55 €</text:p>
          </table:table-cell>
          <table:table-cell table:style-name="ce20" table:formula="of:=[.G18]-[.C19]" office:value-type="currency" office:currency="EUR" office:value="15035.5527545887" calcext:value-type="currency">
            <text:p>15.035,55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0];[.$B$5]*12;-[.$B$1])" office:value-type="currency" office:currency="EUR" office:value="1031.01761157444" calcext:value-type="currency">
            <text:p>1.031,02 €</text:p>
          </table:table-cell>
          <table:table-cell table:style-name="ce18" table:formula="of:=IPMT([.$B$3]/12;[.A20];[.$B$5]*12;-[.$B$1])" office:value-type="currency" office:currency="EUR" office:value="93.9722047161782" calcext:value-type="currency">
            <text:p>93,97 €</text:p>
          </table:table-cell>
          <table:table-cell table:style-name="ce18" table:formula="of:=FV([.$B$3]/12;[.A20];[.B20];-[.$B$1])" office:value-type="currency" office:currency="EUR" office:value="14004.5351430141" calcext:value-type="currency">
            <text:p>14.004,54 €</text:p>
          </table:table-cell>
          <table:table-cell/>
          <table:table-cell table:style-name="ce18" table:formula="of:=[.$B$1]-SUM([.$C$10:.C20])" office:value-type="currency" office:currency="EUR" office:value="14004.5351430142" calcext:value-type="currency">
            <text:p>14.004,54 €</text:p>
          </table:table-cell>
          <table:table-cell table:style-name="ce20" table:formula="of:=[.G19]-[.C20]" office:value-type="currency" office:currency="EUR" office:value="14004.5351430142" calcext:value-type="currency">
            <text:p>14.004,54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1];[.$B$5]*12;-[.$B$1])" office:value-type="currency" office:currency="EUR" office:value="1037.46147164678" calcext:value-type="currency">
            <text:p>1.037,46 €</text:p>
          </table:table-cell>
          <table:table-cell table:style-name="ce18" table:formula="of:=IPMT([.$B$3]/12;[.A21];[.$B$5]*12;-[.$B$1])" office:value-type="currency" office:currency="EUR" office:value="87.5283446438379" calcext:value-type="currency">
            <text:p>87,53 €</text:p>
          </table:table-cell>
          <table:table-cell table:style-name="ce18" table:formula="of:=FV([.$B$3]/12;[.A21];[.B21];-[.$B$1])" office:value-type="currency" office:currency="EUR" office:value="12967.0736713673" calcext:value-type="currency">
            <text:p>12.967,07 €</text:p>
          </table:table-cell>
          <table:table-cell/>
          <table:table-cell table:style-name="ce18" table:formula="of:=[.$B$1]-SUM([.$C$10:.C21])" office:value-type="currency" office:currency="EUR" office:value="12967.0736713674" calcext:value-type="currency">
            <text:p>12.967,07 €</text:p>
          </table:table-cell>
          <table:table-cell table:style-name="ce20" table:formula="of:=[.G20]-[.C21]" office:value-type="currency" office:currency="EUR" office:value="12967.0736713674" calcext:value-type="currency">
            <text:p>12.967,07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2];[.$B$5]*12;-[.$B$1])" office:value-type="currency" office:currency="EUR" office:value="1043.94560584457" calcext:value-type="currency">
            <text:p>1.043,95 €</text:p>
          </table:table-cell>
          <table:table-cell table:style-name="ce18" table:formula="of:=IPMT([.$B$3]/12;[.A22];[.$B$5]*12;-[.$B$1])" office:value-type="currency" office:currency="EUR" office:value="81.0442104460455" calcext:value-type="currency">
            <text:p>81,04 €</text:p>
          </table:table-cell>
          <table:table-cell table:style-name="ce18" table:formula="of:=FV([.$B$3]/12;[.A22];[.B22];-[.$B$1])" office:value-type="currency" office:currency="EUR" office:value="11923.1280655227" calcext:value-type="currency">
            <text:p>11.923,13 €</text:p>
          </table:table-cell>
          <table:table-cell/>
          <table:table-cell table:style-name="ce18" table:formula="of:=[.$B$1]-SUM([.$C$10:.C22])" office:value-type="currency" office:currency="EUR" office:value="11923.1280655229" calcext:value-type="currency">
            <text:p>11.923,13 €</text:p>
          </table:table-cell>
          <table:table-cell table:style-name="ce20" table:formula="of:=[.G21]-[.C22]" office:value-type="currency" office:currency="EUR" office:value="11923.1280655229" calcext:value-type="currency">
            <text:p>11.923,13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3];[.$B$5]*12;-[.$B$1])" office:value-type="currency" office:currency="EUR" office:value="1050.4702658811" calcext:value-type="currency">
            <text:p>1.050,47 €</text:p>
          </table:table-cell>
          <table:table-cell table:style-name="ce18" table:formula="of:=IPMT([.$B$3]/12;[.A23];[.$B$5]*12;-[.$B$1])" office:value-type="currency" office:currency="EUR" office:value="74.5195504095169" calcext:value-type="currency">
            <text:p>74,52 €</text:p>
          </table:table-cell>
          <table:table-cell table:style-name="ce18" table:formula="of:=FV([.$B$3]/12;[.A23];[.B23];-[.$B$1])" office:value-type="currency" office:currency="EUR" office:value="10872.6577996416" calcext:value-type="currency">
            <text:p>10.872,66 €</text:p>
          </table:table-cell>
          <table:table-cell/>
          <table:table-cell table:style-name="ce18" table:formula="of:=[.$B$1]-SUM([.$C$10:.C23])" office:value-type="currency" office:currency="EUR" office:value="10872.6577996418" calcext:value-type="currency">
            <text:p>10.872,66 €</text:p>
          </table:table-cell>
          <table:table-cell table:style-name="ce20" table:formula="of:=[.G22]-[.C23]" office:value-type="currency" office:currency="EUR" office:value="10872.6577996418" calcext:value-type="currency">
            <text:p>10.872,66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4];[.$B$5]*12;-[.$B$1])" office:value-type="currency" office:currency="EUR" office:value="1057.03570504285" calcext:value-type="currency">
            <text:p>1.057,04 €</text:p>
          </table:table-cell>
          <table:table-cell table:style-name="ce18" table:formula="of:=IPMT([.$B$3]/12;[.A24];[.$B$5]*12;-[.$B$1])" office:value-type="currency" office:currency="EUR" office:value="67.9541112477599" calcext:value-type="currency">
            <text:p>67,95 €</text:p>
          </table:table-cell>
          <table:table-cell table:style-name="ce18" table:formula="of:=FV([.$B$3]/12;[.A24];[.B24];-[.$B$1])" office:value-type="currency" office:currency="EUR" office:value="9815.62209459872" calcext:value-type="currency">
            <text:p>9.815,62 €</text:p>
          </table:table-cell>
          <table:table-cell/>
          <table:table-cell table:style-name="ce18" table:formula="of:=[.$B$1]-SUM([.$C$10:.C24])" office:value-type="currency" office:currency="EUR" office:value="9815.62209459892" calcext:value-type="currency">
            <text:p>9.815,62 €</text:p>
          </table:table-cell>
          <table:table-cell table:style-name="ce20" table:formula="of:=[.G23]-[.C24]" office:value-type="currency" office:currency="EUR" office:value="9815.62209459892" calcext:value-type="currency">
            <text:p>9.815,62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6" calcext:value-type="float">
            <text:p>16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5];[.$B$5]*12;-[.$B$1])" office:value-type="currency" office:currency="EUR" office:value="1063.64217819937" calcext:value-type="currency">
            <text:p>1.063,64 €</text:p>
          </table:table-cell>
          <table:table-cell table:style-name="ce18" table:formula="of:=IPMT([.$B$3]/12;[.A25];[.$B$5]*12;-[.$B$1])" office:value-type="currency" office:currency="EUR" office:value="61.347638091242" calcext:value-type="currency">
            <text:p>61,35 €</text:p>
          </table:table-cell>
          <table:table-cell table:style-name="ce18" table:formula="of:=FV([.$B$3]/12;[.A25];[.B25];-[.$B$1])" office:value-type="currency" office:currency="EUR" office:value="8751.97991639931" calcext:value-type="currency">
            <text:p>8.751,98 €</text:p>
          </table:table-cell>
          <table:table-cell/>
          <table:table-cell table:style-name="ce18" table:formula="of:=[.$B$1]-SUM([.$C$10:.C25])" office:value-type="currency" office:currency="EUR" office:value="8751.97991639955" calcext:value-type="currency">
            <text:p>8.751,98 €</text:p>
          </table:table-cell>
          <table:table-cell table:style-name="ce20" table:formula="of:=[.G24]-[.C25]" office:value-type="currency" office:currency="EUR" office:value="8751.97991639955" calcext:value-type="currency">
            <text:p>8.751,98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7" calcext:value-type="float">
            <text:p>17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6];[.$B$5]*12;-[.$B$1])" office:value-type="currency" office:currency="EUR" office:value="1070.28994181312" calcext:value-type="currency">
            <text:p>1.070,29 €</text:p>
          </table:table-cell>
          <table:table-cell table:style-name="ce18" table:formula="of:=IPMT([.$B$3]/12;[.A26];[.$B$5]*12;-[.$B$1])" office:value-type="currency" office:currency="EUR" office:value="54.6998744774957" calcext:value-type="currency">
            <text:p>54,70 €</text:p>
          </table:table-cell>
          <table:table-cell table:style-name="ce18" table:formula="of:=FV([.$B$3]/12;[.A26];[.B26];-[.$B$1])" office:value-type="currency" office:currency="EUR" office:value="7681.68997458617" calcext:value-type="currency">
            <text:p>7.681,69 €</text:p>
          </table:table-cell>
          <table:table-cell/>
          <table:table-cell table:style-name="ce18" table:formula="of:=[.$B$1]-SUM([.$C$10:.C26])" office:value-type="currency" office:currency="EUR" office:value="7681.68997458644" calcext:value-type="currency">
            <text:p>7.681,69 €</text:p>
          </table:table-cell>
          <table:table-cell table:style-name="ce20" table:formula="of:=[.G25]-[.C26]" office:value-type="currency" office:currency="EUR" office:value="7681.68997458644" calcext:value-type="currency">
            <text:p>7.681,69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8" calcext:value-type="float">
            <text:p>18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7];[.$B$5]*12;-[.$B$1])" office:value-type="currency" office:currency="EUR" office:value="1076.97925394945" calcext:value-type="currency">
            <text:p>1.076,98 €</text:p>
          </table:table-cell>
          <table:table-cell table:style-name="ce18" table:formula="of:=IPMT([.$B$3]/12;[.A27];[.$B$5]*12;-[.$B$1])" office:value-type="currency" office:currency="EUR" office:value="48.0105623411636" calcext:value-type="currency">
            <text:p>48,01 €</text:p>
          </table:table-cell>
          <table:table-cell table:style-name="ce18" table:formula="of:=FV([.$B$3]/12;[.A27];[.B27];-[.$B$1])" office:value-type="currency" office:currency="EUR" office:value="6604.71072063674" calcext:value-type="currency">
            <text:p>6.604,71 €</text:p>
          </table:table-cell>
          <table:table-cell/>
          <table:table-cell table:style-name="ce18" table:formula="of:=[.$B$1]-SUM([.$C$10:.C27])" office:value-type="currency" office:currency="EUR" office:value="6604.71072063699" calcext:value-type="currency">
            <text:p>6.604,71 €</text:p>
          </table:table-cell>
          <table:table-cell table:style-name="ce20" table:formula="of:=[.G26]-[.C27]" office:value-type="currency" office:currency="EUR" office:value="6604.71072063699" calcext:value-type="currency">
            <text:p>6.604,71 €</text:p>
          </table:table-cell>
          <table:table-cell table:number-columns-repeated="1015"/>
        </table:table-row>
        <table:table-row table:style-name="ro3">
          <table:table-cell table:style-name="ce12" office:value-type="float" office:value="19" calcext:value-type="float">
            <text:p>19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8];[.$B$5]*12;-[.$B$1])" office:value-type="currency" office:currency="EUR" office:value="1083.71037428663" calcext:value-type="currency">
            <text:p>1.083,71 €</text:p>
          </table:table-cell>
          <table:table-cell table:style-name="ce18" table:formula="of:=IPMT([.$B$3]/12;[.A28];[.$B$5]*12;-[.$B$1])" office:value-type="currency" office:currency="EUR" office:value="41.2794420039796" calcext:value-type="currency">
            <text:p>41,28 €</text:p>
          </table:table-cell>
          <table:table-cell table:style-name="ce18" table:formula="of:=FV([.$B$3]/12;[.A28];[.B28];-[.$B$1])" office:value-type="currency" office:currency="EUR" office:value="5521.00034635006" calcext:value-type="currency">
            <text:p>5.521,00 €</text:p>
          </table:table-cell>
          <table:table-cell/>
          <table:table-cell table:style-name="ce18" table:formula="of:=[.$B$1]-SUM([.$C$10:.C28])" office:value-type="currency" office:currency="EUR" office:value="5521.00034635035" calcext:value-type="currency">
            <text:p>5.521,00 €</text:p>
          </table:table-cell>
          <table:table-cell table:style-name="ce20" table:formula="of:=[.G27]-[.C28]" office:value-type="currency" office:currency="EUR" office:value="5521.00034635035" calcext:value-type="currency">
            <text:p>5.521,00 €</text:p>
          </table:table-cell>
          <table:table-cell table:number-columns-repeated="1015"/>
        </table:table-row>
        <table:table-row table:style-name="ro3">
          <table:table-cell table:style-name="ce12" office:value-type="float" office:value="20" calcext:value-type="float">
            <text:p>20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29];[.$B$5]*12;-[.$B$1])" office:value-type="currency" office:currency="EUR" office:value="1090.48356412593" calcext:value-type="currency">
            <text:p>1.090,48 €</text:p>
          </table:table-cell>
          <table:table-cell table:style-name="ce18" table:formula="of:=IPMT([.$B$3]/12;[.A29];[.$B$5]*12;-[.$B$1])" office:value-type="currency" office:currency="EUR" office:value="34.5062521646879" calcext:value-type="currency">
            <text:p>34,51 €</text:p>
          </table:table-cell>
          <table:table-cell table:style-name="ce18" table:formula="of:=FV([.$B$3]/12;[.A29];[.B29];-[.$B$1])" office:value-type="currency" office:currency="EUR" office:value="4430.51678222415" calcext:value-type="currency">
            <text:p>4.430,52 €</text:p>
          </table:table-cell>
          <table:table-cell/>
          <table:table-cell table:style-name="ce18" table:formula="of:=[.$B$1]-SUM([.$C$10:.C29])" office:value-type="currency" office:currency="EUR" office:value="4430.51678222443" calcext:value-type="currency">
            <text:p>4.430,52 €</text:p>
          </table:table-cell>
          <table:table-cell table:style-name="ce20" table:formula="of:=[.G28]-[.C29]" office:value-type="currency" office:currency="EUR" office:value="4430.51678222443" calcext:value-type="currency">
            <text:p>4.430,52 €</text:p>
          </table:table-cell>
          <table:table-cell table:number-columns-repeated="1015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30];[.$B$5]*12;-[.$B$1])" office:value-type="currency" office:currency="EUR" office:value="1097.29908640171" calcext:value-type="currency">
            <text:p>1.097,30 €</text:p>
          </table:table-cell>
          <table:table-cell table:style-name="ce18" table:formula="of:=IPMT([.$B$3]/12;[.A30];[.$B$5]*12;-[.$B$1])" office:value-type="currency" office:currency="EUR" office:value="27.6907298889009" calcext:value-type="currency">
            <text:p>27,69 €</text:p>
          </table:table-cell>
          <table:table-cell table:style-name="ce18" table:formula="of:=FV([.$B$3]/12;[.A30];[.B30];-[.$B$1])" office:value-type="currency" office:currency="EUR" office:value="3333.21769582239" calcext:value-type="currency">
            <text:p>3.333,22 €</text:p>
          </table:table-cell>
          <table:table-cell/>
          <table:table-cell table:style-name="ce18" table:formula="of:=[.$B$1]-SUM([.$C$10:.C30])" office:value-type="currency" office:currency="EUR" office:value="3333.21769582271" calcext:value-type="currency">
            <text:p>3.333,22 €</text:p>
          </table:table-cell>
          <table:table-cell table:style-name="ce20" table:formula="of:=[.G29]-[.C30]" office:value-type="currency" office:currency="EUR" office:value="3333.21769582271" calcext:value-type="currency">
            <text:p>3.333,22 €</text:p>
          </table:table-cell>
          <table:table-cell table:number-columns-repeated="1015"/>
        </table:table-row>
        <table:table-row table:style-name="ro3">
          <table:table-cell table:style-name="ce12" office:value-type="float" office:value="22" calcext:value-type="float">
            <text:p>22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31];[.$B$5]*12;-[.$B$1])" office:value-type="currency" office:currency="EUR" office:value="1104.15720569172" calcext:value-type="currency">
            <text:p>1.104,16 €</text:p>
          </table:table-cell>
          <table:table-cell table:style-name="ce18" table:formula="of:=IPMT([.$B$3]/12;[.A31];[.$B$5]*12;-[.$B$1])" office:value-type="currency" office:currency="EUR" office:value="20.8326105988899" calcext:value-type="currency">
            <text:p>20,83 €</text:p>
          </table:table-cell>
          <table:table-cell table:style-name="ce18" table:formula="of:=FV([.$B$3]/12;[.A31];[.B31];-[.$B$1])" office:value-type="currency" office:currency="EUR" office:value="2229.06049013067" calcext:value-type="currency">
            <text:p>2.229,06 €</text:p>
          </table:table-cell>
          <table:table-cell/>
          <table:table-cell table:style-name="ce18" table:formula="of:=[.$B$1]-SUM([.$C$10:.C31])" office:value-type="currency" office:currency="EUR" office:value="2229.06049013099" calcext:value-type="currency">
            <text:p>2.229,06 €</text:p>
          </table:table-cell>
          <table:table-cell table:style-name="ce20" table:formula="of:=[.G30]-[.C31]" office:value-type="currency" office:currency="EUR" office:value="2229.06049013099" calcext:value-type="currency">
            <text:p>2.229,06 €</text:p>
          </table:table-cell>
          <table:table-cell table:number-columns-repeated="1015"/>
        </table:table-row>
        <table:table-row table:style-name="ro3">
          <table:table-cell table:style-name="ce12" office:value-type="float" office:value="23" calcext:value-type="float">
            <text:p>23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32];[.$B$5]*12;-[.$B$1])" office:value-type="currency" office:currency="EUR" office:value="1111.0581882273" calcext:value-type="currency">
            <text:p>1.111,06 €</text:p>
          </table:table-cell>
          <table:table-cell table:style-name="ce18" table:formula="of:=IPMT([.$B$3]/12;[.A32];[.$B$5]*12;-[.$B$1])" office:value-type="currency" office:currency="EUR" office:value="13.9316280633167" calcext:value-type="currency">
            <text:p>13,93 €</text:p>
          </table:table-cell>
          <table:table-cell table:style-name="ce18" table:formula="of:=FV([.$B$3]/12;[.A32];[.B32];-[.$B$1])" office:value-type="currency" office:currency="EUR" office:value="1118.00230190334" calcext:value-type="currency">
            <text:p>1.118,00 €</text:p>
          </table:table-cell>
          <table:table-cell/>
          <table:table-cell table:style-name="ce18" table:formula="of:=[.$B$1]-SUM([.$C$10:.C32])" office:value-type="currency" office:currency="EUR" office:value="1118.00230190369" calcext:value-type="currency">
            <text:p>1.118,00 €</text:p>
          </table:table-cell>
          <table:table-cell table:style-name="ce20" table:formula="of:=[.G31]-[.C32]" office:value-type="currency" office:currency="EUR" office:value="1118.00230190369" calcext:value-type="currency">
            <text:p>1.118,00 €</text:p>
          </table:table-cell>
          <table:table-cell table:number-columns-repeated="1015"/>
        </table:table-row>
        <table:table-row table:style-name="ro3">
          <table:table-cell table:style-name="ce12" office:value-type="float" office:value="24" calcext:value-type="float">
            <text:p>24</text:p>
          </table:table-cell>
          <table:table-cell table:style-name="ce18" table:formula="of:=[.$B$7]" office:value-type="currency" office:currency="EUR" office:value="1124.98981629061" calcext:value-type="currency">
            <text:p>1.124,99 €</text:p>
          </table:table-cell>
          <table:table-cell table:style-name="ce18" table:formula="of:=PPMT([.$B$3]/12;[.A33];[.$B$5]*12;-[.$B$1])" office:value-type="currency" office:currency="EUR" office:value="1118.00230190372" calcext:value-type="currency">
            <text:p>1.118,00 €</text:p>
          </table:table-cell>
          <table:table-cell table:style-name="ce18" table:formula="of:=IPMT([.$B$3]/12;[.A33];[.$B$5]*12;-[.$B$1])" office:value-type="currency" office:currency="EUR" office:value="6.9875143868959" calcext:value-type="currency">
            <text:p>6,99 €</text:p>
          </table:table-cell>
          <table:table-cell table:style-name="ce18" table:formula="of:=FV([.$B$3]/12;[.A33];[.B33];-[.$B$1])" office:value-type="currency" office:currency="EUR" office:value="-0.000000000392901711165905" calcext:value-type="currency">
            <text:p>-0,00 €</text:p>
          </table:table-cell>
          <table:table-cell/>
          <table:table-cell table:style-name="ce18" table:formula="of:=[.$B$1]-SUM([.$C$10:.C33])" office:value-type="currency" office:currency="EUR" office:value="0" calcext:value-type="currency">
            <text:p>0,00 €</text:p>
          </table:table-cell>
          <table:table-cell table:style-name="ce20" table:formula="of:=[.G32]-[.C33]" office:value-type="currency" office:currency="EUR" office:value="-0.0000000000250111042987555" calcext:value-type="currency">
            <text:p>-0,00 €</text:p>
          </table:table-cell>
          <table:table-cell table:number-columns-repeated="1015"/>
        </table:table-row>
        <table:table-row table:style-name="ro3">
          <table:table-cell table:style-name="ce13"/>
          <table:table-cell table:style-name="ce19" table:formula="of:=SUM([.B10:.B33])" office:value-type="currency" office:currency="EUR" office:value="26999.7555909747" calcext:value-type="currency">
            <text:p>26.999,76 €</text:p>
          </table:table-cell>
          <table:table-cell table:style-name="ce19" table:formula="of:=SUM([.C10:.C33])" office:value-type="currency" office:currency="EUR" office:value="25000" calcext:value-type="currency">
            <text:p>25.000,00 €</text:p>
          </table:table-cell>
          <table:table-cell table:style-name="ce19" table:formula="of:=SUM([.D10:.D33])" office:value-type="currency" office:currency="EUR" office:value="1999.7555909747" calcext:value-type="currency">
            <text:p>1.999,76 €</text:p>
          </table:table-cell>
          <table:table-cell table:style-name="ce19"/>
          <table:table-cell table:number-columns-repeated="1018"/>
        </table:table-row>
        <table:table-row table:style-name="ro3" table:number-rows-repeated="104854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1" svg:font-family="Thorndale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5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2P0" style:volatile="true">
      <number:number number:decimal-places="6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799cm" fo:margin-bottom="1.799cm" fo:margin-left="1.9cm" fo:margin-right="1.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799cm" fo:margin-bottom="1.799cm" fo:margin-left="1.799cm" fo:margin-right="1.799cm" style:shadow="none" style:scale-to-pages="1" style:table-centering="horizontal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Arial Black" fo:font-size="14pt" fo:font-weight="bold"/>
    </style:style>
  </office:automatic-styles>
  <office:master-styles>
    <style:master-page style:name="Default" style:page-layout-name="Mpm1">
      <style:header>
        <text:p><text:span text:style-name="MT1">Cuadro Amortización</text:span></text:p>
      </style:header>
      <style:header-left style:display="false"/>
      <style:footer>
        <text:p><text:date style:data-style-name="N2" text:date-value="2016-01-11">00/00/0000</text:date> - <text:time style:data-style-name="N2" text:time-value="09:05:17.991000000">00:00:00</text:ti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9:05:17.9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Diego" style:page-layout-name="Mpm3">
      <style:header>
        <style:region-left>
          <text:p><text:sheet-name>???</text:sheet-name></text:p>
        </style:region-lef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8T12:30:10.32</meta:creation-date>
    <meta:editing-duration>PT32M49S</meta:editing-duration>
    <meta:editing-cycles>8</meta:editing-cycles>
    <meta:generator>LibreOffice/4.2.4.2$Windows_x86 LibreOffice_project/63150712c6d317d27ce2db16eb94c2f3d7b699f8</meta:generator>
    <dc:date>2016-01-11T12:20:20.581000000</dc:date>
    <meta:document-statistic meta:table-count="2" meta:cell-count="220" meta:object-count="0"/>
    <meta:template xlink:type="simple" xlink:actuate="onRequest" xlink:title="F. Financieras 1" xlink:href="../../../../../LIBRO%20CALC%202011/Financieras/F.%20Financieras%201.ods" meta:date="2011-09-18T13:01:24"/>
  </office:meta>
</office:document-meta>
</file>